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61in"/>
    </style:style>
    <style:style style:name="co2" style:family="table-column">
      <style:table-column-properties fo:break-before="auto" style:column-width="1.115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ta1" style:family="table" style:master-page-name="PageStyle_5f_posCode">
      <style:table-properties table:display="true" style:writing-mode="lr-tb"/>
    </style:style>
    <style:style style:name="ta2" style:family="table" style:master-page-name="PageStyle_5f_DS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os_code&quot;)" table:allow-empty-cell="false" table:display-list="unsorted" table:base-cell-address="DSDATA.A1">
          <table:error-message table:message-type="stop" table:display="true">
            <text:p>This cell is locked</text:p>
          </table:error-message>
        </table:content-validation>
        <table:content-validation table:name="val2" table:condition="of:cell-content-is-in-list(&quot;pos_desc&quot;)" table:allow-empty-cell="false" table:display-list="unsorted" table:base-cell-address="DSDATA.B1">
          <table:error-message table:message-type="stop" table:display="true">
            <text:p>This cell is locked</text:p>
          </table:error-message>
        </table:content-validation>
        <table:content-validation table:name="val3" table:condition="of:cell-content-is-in-list(&quot;ds_pos_entry_desc&quot;)" table:allow-empty-cell="false" table:display-list="unsorted" table:base-cell-address="DSDATA.C1">
          <table:error-message table:message-type="stop" table:display="true">
            <text:p>This cell is locked</text:p>
          </table:error-message>
        </table:content-validation>
        <table:content-validation table:name="val4" table:condition="of:cell-content-is-in-list([$DSDATA.$A$2:.$A$15])" table:allow-empty-cell="false" table:display-list="unsorted" table:base-cell-address="DSDATA.C2"/>
        <table:content-validation table:name="val5" table:condition="of:cell-content-is-in-list(&quot;ds_pos_entry_desc&quot;)" table:allow-empty-cell="false" table:display-list="unsorted" table:base-cell-address="DSDATA.A1">
          <table:error-message table:message-type="stop" table:display="true">
            <text:p>This cell is locked</text:p>
          </table:error-message>
        </table:content-validation>
        <table:content-validation table:name="val6" table:condition="of:cell-content-is-in-list(&quot;1-Swipe&quot;)" table:allow-empty-cell="false" table:display-list="unsorted" table:base-cell-address="DSDATA.A2">
          <table:error-message table:message-type="stop" table:display="true">
            <text:p>This cell is locked</text:p>
          </table:error-message>
        </table:content-validation>
        <table:content-validation table:name="val7" table:condition="of:cell-content-is-in-list(&quot;2-Chip&quot;)" table:allow-empty-cell="false" table:display-list="unsorted" table:base-cell-address="DSDATA.A3">
          <table:error-message table:message-type="stop" table:display="true">
            <text:p>This cell is locked</text:p>
          </table:error-message>
        </table:content-validation>
        <table:content-validation table:name="val8" table:condition="of:cell-content-is-in-list(&quot;3-Manually Keyed&quot;)" table:allow-empty-cell="false" table:display-list="unsorted" table:base-cell-address="DSDATA.A4">
          <table:error-message table:message-type="stop" table:display="true">
            <text:p>This cell is locked</text:p>
          </table:error-message>
        </table:content-validation>
        <table:content-validation table:name="val9" table:condition="of:cell-content-is-in-list(&quot;4-Contactless/Tap&quot;)" table:allow-empty-cell="false" table:display-list="unsorted" table:base-cell-address="DSDATA.A5">
          <table:error-message table:message-type="stop" table:display="true">
            <text:p>This cell is locked</text:p>
          </table:error-message>
        </table:content-validation>
        <table:content-validation table:name="val10" table:condition="of:cell-content-is-in-list(&quot;5-Token&quot;)" table:allow-empty-cell="false" table:display-list="unsorted" table:base-cell-address="DSDATA.A6">
          <table:error-message table:message-type="stop" table:display="true">
            <text:p>This cell is locked</text:p>
          </table:error-message>
        </table:content-validation>
        <table:content-validation table:name="val11" table:condition="of:cell-content-is-in-list(&quot;6-Card Not Present&quot;)" table:allow-empty-cell="false" table:display-list="unsorted" table:base-cell-address="DSDATA.A7">
          <table:error-message table:message-type="stop" table:display="true">
            <text:p>This cell is locked</text:p>
          </table:error-message>
        </table:content-validation>
        <table:content-validation table:name="val12" table:condition="of:cell-content-is-in-list(&quot;7-Gateway&quot;)" table:allow-empty-cell="false" table:display-list="unsorted" table:base-cell-address="DSDATA.A8">
          <table:error-message table:message-type="stop" table:display="true">
            <text:p>This cell is locked</text:p>
          </table:error-message>
        </table:content-validation>
        <table:content-validation table:name="val13" table:condition="of:cell-content-is-in-list(&quot;8-QR/Barcode&quot;)" table:allow-empty-cell="false" table:display-list="unsorted" table:base-cell-address="DSDATA.A9">
          <table:error-message table:message-type="stop" table:display="true">
            <text:p>This cell is locked</text:p>
          </table:error-message>
        </table:content-validation>
        <table:content-validation table:name="val14" table:condition="of:cell-content-is-in-list(&quot;9-Chip Fallback&quot;)" table:allow-empty-cell="false" table:display-list="unsorted" table:base-cell-address="DSDATA.A10">
          <table:error-message table:message-type="stop" table:display="true">
            <text:p>This cell is locked</text:p>
          </table:error-message>
        </table:content-validation>
        <table:content-validation table:name="val15" table:condition="of:cell-content-is-in-list(&quot;10-Misc&quot;)" table:allow-empty-cell="false" table:display-list="unsorted" table:base-cell-address="DSDATA.A11">
          <table:error-message table:message-type="stop" table:display="true">
            <text:p>This cell is locked</text:p>
          </table:error-message>
        </table:content-validation>
        <table:content-validation table:name="val16" table:condition="of:cell-content-is-in-list(&quot;11-Unknown&quot;)" table:allow-empty-cell="false" table:display-list="unsorted" table:base-cell-address="DSDATA.A12">
          <table:error-message table:message-type="stop" table:display="true">
            <text:p>This cell is locked</text:p>
          </table:error-message>
        </table:content-validation>
        <table:content-validation table:name="val17" table:condition="of:cell-content-is-in-list(&quot;255-s&quot;)" table:allow-empty-cell="false" table:display-list="unsorted" table:base-cell-address="DSDATA.A13">
          <table:error-message table:message-type="stop" table:display="true">
            <text:p>This cell is locked</text:p>
          </table:error-message>
        </table:content-validation>
        <table:content-validation table:name="val18" table:condition="of:cell-content-is-in-list(&quot;12-test&quot;)" table:allow-empty-cell="false" table:display-list="unsorted" table:base-cell-address="DSDATA.A14">
          <table:error-message table:message-type="stop" table:display="true">
            <text:p>This cell is locked</text:p>
          </table:error-message>
        </table:content-validation>
        <table:content-validation table:name="val19" table:condition="of:cell-content-is-in-list(&quot;123-test&quot;)" table:allow-empty-cell="false" table:display-list="unsorted" table:base-cell-address="DSDATA.A15">
          <table:error-message table:message-type="stop" table:display="true">
            <text:p>This cell is locked</text:p>
          </table:error-message>
        </table:content-validation>
      </table:content-validations>
      <table:table table:name="posCod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table:content-validation-name="val1"/>
          <table:table-cell table:style-name="ce1" table:content-validation-name="val2"/>
          <table:table-cell table:style-name="ce1" table:content-validation-name="val3"/>
          <table:table-cell table:number-columns-repeated="1021"/>
        </table:table-row>
        <table:table-row table:style-name="ro2">
          <table:table-cell table:number-columns-repeated="2"/>
          <table:table-cell table:style-name="ce3" table:content-validation-name="val4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DATA" table:style-name="ta2">
        <table:table-column table:style-name="co2" table:number-columns-repeated="1024" table:default-cell-style-name="ce2"/>
        <table:table-row table:style-name="ro3">
          <table:table-cell table:style-name="ce1" table:content-validation-name="val5" office:value-type="string" calcext:value-type="string">
            <text:p>ds_pos_entry_desc</text:p>
          </table:table-cell>
          <table:table-cell table:number-columns-repeated="1023"/>
        </table:table-row>
        <table:table-row table:style-name="ro3">
          <table:table-cell table:style-name="ce1" table:content-validation-name="val6" office:value-type="string" calcext:value-type="string">
            <text:p>1-Swipe</text:p>
          </table:table-cell>
          <table:table-cell table:number-columns-repeated="1023"/>
        </table:table-row>
        <table:table-row table:style-name="ro3">
          <table:table-cell table:style-name="ce1" table:content-validation-name="val7" office:value-type="string" calcext:value-type="string">
            <text:p>2-Chip</text:p>
          </table:table-cell>
          <table:table-cell table:number-columns-repeated="1023"/>
        </table:table-row>
        <table:table-row table:style-name="ro3">
          <table:table-cell table:style-name="ce1" table:content-validation-name="val8" office:value-type="string" calcext:value-type="string">
            <text:p>3-Manually Keyed</text:p>
          </table:table-cell>
          <table:table-cell table:number-columns-repeated="1023"/>
        </table:table-row>
        <table:table-row table:style-name="ro3">
          <table:table-cell table:style-name="ce1" table:content-validation-name="val9" office:value-type="string" calcext:value-type="string">
            <text:p>4-Contactless/Tap</text:p>
          </table:table-cell>
          <table:table-cell table:number-columns-repeated="1023"/>
        </table:table-row>
        <table:table-row table:style-name="ro3">
          <table:table-cell table:style-name="ce1" table:content-validation-name="val10" office:value-type="string" calcext:value-type="string">
            <text:p>5-Token</text:p>
          </table:table-cell>
          <table:table-cell table:number-columns-repeated="1023"/>
        </table:table-row>
        <table:table-row table:style-name="ro3">
          <table:table-cell table:style-name="ce1" table:content-validation-name="val11" office:value-type="string" calcext:value-type="string">
            <text:p>6-Card Not Present</text:p>
          </table:table-cell>
          <table:table-cell table:number-columns-repeated="1023"/>
        </table:table-row>
        <table:table-row table:style-name="ro3">
          <table:table-cell table:style-name="ce1" table:content-validation-name="val12" office:value-type="string" calcext:value-type="string">
            <text:p>7-Gateway</text:p>
          </table:table-cell>
          <table:table-cell table:number-columns-repeated="1023"/>
        </table:table-row>
        <table:table-row table:style-name="ro3">
          <table:table-cell table:style-name="ce1" table:content-validation-name="val13" office:value-type="string" calcext:value-type="string">
            <text:p>8-QR/Barcode</text:p>
          </table:table-cell>
          <table:table-cell table:number-columns-repeated="1023"/>
        </table:table-row>
        <table:table-row table:style-name="ro3">
          <table:table-cell table:style-name="ce1" table:content-validation-name="val14" office:value-type="string" calcext:value-type="string">
            <text:p>9-Chip Fallback</text:p>
          </table:table-cell>
          <table:table-cell table:number-columns-repeated="1023"/>
        </table:table-row>
        <table:table-row table:style-name="ro3">
          <table:table-cell table:style-name="ce1" table:content-validation-name="val15" office:value-type="string" calcext:value-type="string">
            <text:p>10-Misc</text:p>
          </table:table-cell>
          <table:table-cell table:number-columns-repeated="1023"/>
        </table:table-row>
        <table:table-row table:style-name="ro3">
          <table:table-cell table:style-name="ce1" table:content-validation-name="val16" office:value-type="string" calcext:value-type="string">
            <text:p>11-Unknown</text:p>
          </table:table-cell>
          <table:table-cell table:number-columns-repeated="1023"/>
        </table:table-row>
        <table:table-row table:style-name="ro3">
          <table:table-cell table:style-name="ce1" table:content-validation-name="val17" office:value-type="string" calcext:value-type="string">
            <text:p>255-s</text:p>
          </table:table-cell>
          <table:table-cell table:number-columns-repeated="1023"/>
        </table:table-row>
        <table:table-row table:style-name="ro3">
          <table:table-cell table:style-name="ce1" table:content-validation-name="val18" office:value-type="string" calcext:value-type="string">
            <text:p>12-test</text:p>
          </table:table-cell>
          <table:table-cell table:number-columns-repeated="1023"/>
        </table:table-row>
        <table:table-row table:style-name="ro3">
          <table:table-cell table:style-name="ce1" table:content-validation-name="val19" office:value-type="string" calcext:value-type="string">
            <text:p>123-test</text:p>
          </table:table-cell>
          <table:table-cell table:number-columns-repeated="1023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SDATA" style:display-name="PageStyle_DS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Code" style:display-name="PageStyle_posC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0T05:51:52</meta:creation-date>
    <meta:initial-creator>Microsoft Office User</meta:initial-creator>
    <dc:language>en-IN</dc:language>
    <dc:date>2021-01-19T13:19:17.500000000</dc:date>
    <meta:editing-cycles>4</meta:editing-cycles>
    <meta:editing-duration>PT1M28S</meta:editing-duration>
    <meta:generator>LibreOffice/6.4.0.3$Windows_X86_64 LibreOffice_project/b0a288ab3d2d4774cb44b62f04d5d28733ac6df8</meta:generator>
    <meta:document-statistic meta:table-count="2" meta:cell-count="15" meta:object-count="0"/>
  </office:meta>
</office:document-meta>
</file>